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bfb" officeooo:paragraph-rsid="00167bfb"/>
    </style:style>
    <style:style style:name="P2" style:family="paragraph" style:parent-style-name="Standard">
      <style:text-properties fo:font-weight="bold" officeooo:rsid="00167bfb" officeooo:paragraph-rsid="00167bf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base User</text:p>
      <text:p text:style-name="P1"/>
      <text:p text:style-name="P2">Tabella:</text:p>
      <text:p text:style-name="P1"/>
      <text:p text:style-name="P1">Id:<text:tab/><text:tab/><text:tab/>NUMERO AUTOINCREMENTANTE – PRIMARY KEY</text:p>
      <text:p text:style-name="P1"/>
      <text:p text:style-name="P1">Nome:<text:tab/><text:tab/><text:tab/>STRINGA-VARCHAR (50) NOTNULL</text:p>
      <text:p text:style-name="P1"/>
      <text:p text:style-name="P1">Cognome:<text:tab/><text:tab/>STRINGA-VARCHAR (50) NOTNULL</text:p>
      <text:p text:style-name="P1"/>
      <text:p text:style-name="P1">Data_di_nascita: <text:tab/>DATE -NOTNULL</text:p>
      <text:p text:style-name="P1"/>
      <text:p text:style-name="P1">Email:<text:tab/><text:tab/><text:tab/>STRINGA-VARCHAR (50) NOTNULL</text:p>
      <text:p text:style-name="P1"/>
      <text:p text:style-name="P1">Password:<text:tab/><text:tab/>STRINGA-VARCHAR (50) NOTNUL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4:49:07.574000000</meta:creation-date>
    <meta:generator>Neat_Office/6.2.8.2$Windows_x86 LibreOffice_project/</meta:generator>
    <dc:date>2021-03-15T14:59:12.511000000</dc:date>
    <meta:editing-duration>PT10M4S</meta:editing-duration>
    <meta:editing-cycles>2</meta:editing-cycles>
    <meta:document-statistic meta:table-count="0" meta:image-count="0" meta:object-count="0" meta:page-count="1" meta:paragraph-count="8" meta:word-count="27" meta:character-count="246" meta:non-whitespace-character-count="217"/>
  </office:meta>
</office:document-meta>
</file>